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8900" officeooo:paragraph-rsid="00118900"/>
    </style:style>
    <style:style style:name="P2" style:family="paragraph" style:parent-style-name="Text_20_body">
      <style:text-properties officeooo:rsid="0012c6bb" officeooo:paragraph-rsid="0012c6bb"/>
    </style:style>
    <style:style style:name="P3" style:family="paragraph" style:parent-style-name="Text_20_body">
      <style:text-properties officeooo:rsid="0013cfa6" officeooo:paragraph-rsid="0013cfa6"/>
    </style:style>
    <style:style style:name="P4" style:family="paragraph" style:parent-style-name="Text_20_body">
      <style:text-properties officeooo:rsid="0015bb75" officeooo:paragraph-rsid="00199162"/>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officeooo:rsid="0015bb75" officeooo:paragraph-rsid="0015bb75"/>
    </style:style>
    <style:style style:name="P7" style:family="paragraph" style:parent-style-name="Text_20_body">
      <style:paragraph-properties fo:margin-top="0cm" fo:margin-bottom="0cm" loext:contextual-spacing="false"/>
      <style:text-properties officeooo:rsid="00171d98" officeooo:paragraph-rsid="00171d98"/>
    </style:style>
    <style:style style:name="P8" style:family="paragraph" style:parent-style-name="Text_20_body">
      <style:paragraph-properties fo:margin-top="0cm" fo:margin-bottom="0cm" loext:contextual-spacing="false"/>
      <style:text-properties officeooo:rsid="00172103" officeooo:paragraph-rsid="00172103"/>
    </style:style>
    <style:style style:name="P9" style:family="paragraph" style:parent-style-name="Text_20_body">
      <style:paragraph-properties fo:margin-top="0cm" fo:margin-bottom="0cm" loext:contextual-spacing="false"/>
      <style:text-properties officeooo:rsid="00191a42" officeooo:paragraph-rsid="00191a42"/>
    </style:style>
    <style:style style:name="P10" style:family="paragraph" style:parent-style-name="Text_20_body">
      <style:paragraph-properties fo:margin-top="0cm" fo:margin-bottom="0cm" loext:contextual-spacing="false"/>
      <style:text-properties officeooo:rsid="00199162" officeooo:paragraph-rsid="00199162"/>
    </style:style>
    <style:style style:name="P11" style:family="paragraph" style:parent-style-name="Text_20_body">
      <style:paragraph-properties fo:margin-top="0cm" fo:margin-bottom="0cm" loext:contextual-spacing="false"/>
      <style:text-properties officeooo:rsid="001c61f7" officeooo:paragraph-rsid="001c61f7"/>
    </style:style>
    <style:style style:name="P12" style:family="paragraph" style:parent-style-name="Text_20_body">
      <style:paragraph-properties fo:margin-top="0cm" fo:margin-bottom="0cm" loext:contextual-spacing="false"/>
      <style:text-properties officeooo:rsid="001ce8b6" officeooo:paragraph-rsid="001ce8b6"/>
    </style:style>
    <style:style style:name="P13" style:family="paragraph" style:parent-style-name="Text_20_body">
      <style:paragraph-properties fo:margin-top="0cm" fo:margin-bottom="0cm" loext:contextual-spacing="false"/>
      <style:text-properties officeooo:rsid="0021ec49" officeooo:paragraph-rsid="0021ec49"/>
    </style:style>
    <style:style style:name="P14" style:family="paragraph" style:parent-style-name="Text_20_body">
      <style:paragraph-properties fo:margin-top="0cm" fo:margin-bottom="0cm" loext:contextual-spacing="false"/>
      <style:text-properties officeooo:rsid="00237411" officeooo:paragraph-rsid="00237411"/>
    </style:style>
    <style:style style:name="P15" style:family="paragraph" style:parent-style-name="Text_20_body">
      <style:paragraph-properties fo:margin-top="0cm" fo:margin-bottom="0cm" loext:contextual-spacing="false"/>
      <style:text-properties officeooo:rsid="00237411" officeooo:paragraph-rsid="0026a084"/>
    </style:style>
    <style:style style:name="P16" style:family="paragraph" style:parent-style-name="Text_20_body">
      <style:paragraph-properties fo:margin-top="0cm" fo:margin-bottom="0cm" loext:contextual-spacing="false"/>
      <style:text-properties officeooo:rsid="0026a084" officeooo:paragraph-rsid="0026a084"/>
    </style:style>
    <style:style style:name="P17" style:family="paragraph" style:parent-style-name="Text_20_body">
      <style:paragraph-properties fo:margin-top="0cm" fo:margin-bottom="0cm" loext:contextual-spacing="false"/>
      <style:text-properties officeooo:rsid="0028b5dd" officeooo:paragraph-rsid="0028b5dd"/>
    </style:style>
    <style:style style:name="P18" style:family="paragraph" style:parent-style-name="Text_20_body">
      <style:paragraph-properties fo:margin-top="0cm" fo:margin-bottom="0cm" loext:contextual-spacing="false"/>
      <style:text-properties officeooo:rsid="002a37c4" officeooo:paragraph-rsid="002a37c4"/>
    </style:style>
    <style:style style:name="P19" style:family="paragraph" style:parent-style-name="Text_20_body">
      <style:paragraph-properties fo:margin-top="0cm" fo:margin-bottom="0cm" loext:contextual-spacing="false"/>
      <style:text-properties officeooo:rsid="002a7758" officeooo:paragraph-rsid="002a7758"/>
    </style:style>
    <style:style style:name="P20" style:family="paragraph" style:parent-style-name="Text_20_body">
      <style:paragraph-properties fo:margin-top="0cm" fo:margin-bottom="0cm" loext:contextual-spacing="false"/>
      <style:text-properties officeooo:rsid="002c5b55" officeooo:paragraph-rsid="002c5b55"/>
    </style:style>
    <style:style style:name="P21" style:family="paragraph" style:parent-style-name="Text_20_body">
      <style:paragraph-properties fo:margin-top="0cm" fo:margin-bottom="0cm" loext:contextual-spacing="false"/>
      <style:text-properties officeooo:rsid="002e0e49" officeooo:paragraph-rsid="002e0e49"/>
    </style:style>
    <style:style style:name="P22" style:family="paragraph" style:parent-style-name="Text_20_body">
      <style:paragraph-properties fo:margin-top="0cm" fo:margin-bottom="0cm" loext:contextual-spacing="false"/>
      <style:text-properties officeooo:rsid="002fb3d6" officeooo:paragraph-rsid="002fb3d6"/>
    </style:style>
    <style:style style:name="P23" style:family="paragraph" style:parent-style-name="Text_20_body">
      <style:paragraph-properties fo:margin-top="0cm" fo:margin-bottom="0cm" loext:contextual-spacing="false"/>
      <style:text-properties officeooo:rsid="0033a2f9" officeooo:paragraph-rsid="0033a2f9"/>
    </style:style>
    <style:style style:name="P24" style:family="paragraph" style:parent-style-name="Text_20_body">
      <style:paragraph-properties fo:margin-top="0cm" fo:margin-bottom="0cm" loext:contextual-spacing="false"/>
      <style:text-properties officeooo:rsid="0036a22b" officeooo:paragraph-rsid="0036a22b"/>
    </style:style>
    <style:style style:name="P25" style:family="paragraph" style:parent-style-name="Text_20_body">
      <style:paragraph-properties fo:margin-top="0cm" fo:margin-bottom="0cm" loext:contextual-spacing="false"/>
      <style:text-properties officeooo:rsid="003a40db" officeooo:paragraph-rsid="003a40db"/>
    </style:style>
    <style:style style:name="P26" style:family="paragraph" style:parent-style-name="Text_20_body">
      <style:paragraph-properties fo:margin-left="0cm" fo:margin-right="0cm" fo:margin-top="0cm" fo:margin-bottom="0cm" loext:contextual-spacing="false" fo:text-indent="0cm" style:auto-text-indent="false"/>
      <style:text-properties officeooo:rsid="0021ec49" officeooo:paragraph-rsid="0021ec4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8798d" style:font-style-asian="normal" style:font-style-complex="normal"/>
    </style:style>
    <style:style style:name="T4" style:family="text">
      <style:text-properties fo:font-style="normal" officeooo:rsid="00191a42" style:font-style-asian="normal" style:font-style-complex="normal"/>
    </style:style>
    <style:style style:name="T5" style:family="text">
      <style:text-properties fo:font-style="normal" officeooo:rsid="00199162" style:font-style-asian="normal" style:font-style-complex="normal"/>
    </style:style>
    <style:style style:name="T6" style:family="text">
      <style:text-properties fo:font-style="normal" officeooo:rsid="001b1970" style:font-style-asian="normal" style:font-style-complex="normal"/>
    </style:style>
    <style:style style:name="T7" style:family="text">
      <style:text-properties fo:font-style="normal" officeooo:rsid="001cd23e" style:font-style-asian="normal" style:font-style-complex="normal"/>
    </style:style>
    <style:style style:name="T8" style:family="text">
      <style:text-properties fo:font-style="normal" officeooo:rsid="001dbf95" style:font-style-asian="normal" style:font-style-complex="normal"/>
    </style:style>
    <style:style style:name="T9" style:family="text">
      <style:text-properties fo:font-style="normal" officeooo:rsid="001f737f" style:font-style-asian="normal" style:font-style-complex="normal"/>
    </style:style>
    <style:style style:name="T10" style:family="text">
      <style:text-properties fo:font-style="normal" officeooo:rsid="00270871" style:font-style-asian="normal" style:font-style-complex="normal"/>
    </style:style>
    <style:style style:name="T11" style:family="text">
      <style:text-properties fo:font-style="normal" officeooo:rsid="002e0e49" style:font-style-asian="normal" style:font-style-complex="normal"/>
    </style:style>
    <style:style style:name="T12" style:family="text">
      <style:text-properties fo:font-style="normal" officeooo:rsid="002e9d57" style:font-style-asian="normal" style:font-style-complex="normal"/>
    </style:style>
    <style:style style:name="T13" style:family="text">
      <style:text-properties fo:font-style="normal" officeooo:rsid="0031433e" style:font-style-asian="normal" style:font-style-complex="normal"/>
    </style:style>
    <style:style style:name="T14" style:family="text">
      <style:text-properties fo:font-style="normal" officeooo:rsid="0031b5fa" style:font-style-asian="normal" style:font-style-complex="normal"/>
    </style:style>
    <style:style style:name="T15" style:family="text">
      <style:text-properties fo:font-style="normal" officeooo:rsid="0034be0b" style:font-style-asian="normal" style:font-style-complex="normal"/>
    </style:style>
    <style:style style:name="T16" style:family="text">
      <style:text-properties fo:font-style="normal" officeooo:rsid="0034e2b1" style:font-style-asian="normal" style:font-style-complex="normal"/>
    </style:style>
    <style:style style:name="T17" style:family="text">
      <style:text-properties fo:font-style="normal" officeooo:rsid="00350f20" style:font-style-asian="normal" style:font-style-complex="normal"/>
    </style:style>
    <style:style style:name="T18" style:family="text">
      <style:text-properties fo:font-style="normal" officeooo:rsid="0035d3e8" style:font-style-asian="normal" style:font-style-complex="normal"/>
    </style:style>
    <style:style style:name="T19" style:family="text">
      <style:text-properties fo:font-style="normal" officeooo:rsid="0036a22b" style:font-style-asian="normal" style:font-style-complex="normal"/>
    </style:style>
    <style:style style:name="T20" style:family="text">
      <style:text-properties fo:font-style="normal" officeooo:rsid="0036cf1c" style:font-style-asian="normal" style:font-style-complex="normal"/>
    </style:style>
    <style:style style:name="T21" style:family="text">
      <style:text-properties fo:font-style="normal" officeooo:rsid="0037fe8d" style:font-style-asian="normal" style:font-style-complex="normal"/>
    </style:style>
    <style:style style:name="T22" style:family="text">
      <style:text-properties fo:font-style="normal" officeooo:rsid="003867ca" style:font-style-asian="normal" style:font-style-complex="normal"/>
    </style:style>
    <style:style style:name="T23" style:family="text">
      <style:text-properties officeooo:rsid="00216c85"/>
    </style:style>
    <style:style style:name="T24" style:family="text">
      <style:text-properties officeooo:rsid="0021ec49"/>
    </style:style>
    <style:style style:name="T25" style:family="text">
      <style:text-properties officeooo:rsid="002288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La guerre du Péloponnèse</text:h>
      <text:p text:style-name="P2"><text:a xlink:type="simple" xlink:href="https://wikimonde.com/article/Guerre_du_Péloponnèse" text:style-name="Internet_20_link" text:visited-style-name="Visited_20_Internet_20_Link">https://wikimonde.com/article/Guerre_du_P%C3%A9loponn%C3%A8se</text:a></text:p>
      <text:p text:style-name="P2"/>
      <text:p text:style-name="P1">Un événement bien connu grâce à Thucydide (Histoire de le guerre du Péloponnèse 411)</text:p>
      <text:p text:style-name="P1">Mort en 395 – oeuvre non terminée</text:p>
      <text:p text:style-name="P1">Son continuaeur : Xéophon (<text:span text:style-name="T1">Hélléniques</text:span><text:span text:style-name="T2">) 411&gt;362</text:span></text:p>
      <text:p text:style-name="P1"><text:span text:style-name="T2">deux athéniens – peu favorables à la démocratie "radicale"</text:span></text:p>
      <text:p text:style-name="P1"><text:span text:style-name="T2"/></text:p>
      <text:p text:style-name="P3"><text:span text:style-name="T2">période charnière = première guerre pour hégémonie sur toute la grèce entre ligues : guerre entre grecs</text:span></text:p>
      <text:p text:style-name="P3"><text:span text:style-name="T2"/></text:p>
      <text:p text:style-name="P4"><text:span text:style-name="T5">I.</text:span><text:span text:style-name="T2">A.</text:span></text:p>
      <text:p text:style-name="P4"><text:span text:style-name="T2">La guerre "archidamique" (431-421)</text:span></text:p>
      <text:p text:style-name="P6"><text:span text:style-name="T2">431 : invasion des Péloponnésiens en Attique Archidamos</text:span></text:p>
      <text:p text:style-name="P6"><text:span text:style-name="T2">technique "péricléenneé</text:span></text:p>
      <text:p text:style-name="P6"><text:span text:style-name="T2"/></text:p>
      <text:p text:style-name="P7"><text:span text:style-name="T2">Athéniens se réfugient dérrière long murs qui les relient au Piré / savent qu'il sont moins nombreux que les spartiates</text:span></text:p>
      <text:p text:style-name="P8"><text:span text:style-name="T2">conséquence : Peste à </text:span><text:span text:style-name="T3">A</text:span><text:span text:style-name="T2">thènes </text:span><text:span text:style-name="T4">(fièvre typhoide) / rebellions </text:span></text:p>
      <text:p text:style-name="P8"><text:span text:style-name="T4"/></text:p>
      <text:p text:style-name="P9"><text:span text:style-name="T2">changement personnel politique<text:tab/>(Périclès meurt de la peste </text:span><text:span text:style-name="T6">en 429</text:span><text:span text:style-name="T2">)</text:span></text:p>
      <text:p text:style-name="P9"><text:span text:style-name="T2"/></text:p>
      <text:p text:style-name="P9"><text:span text:style-name="T2"><text:tab/>Cléon, Hyperbolos : des "artisants"</text:span></text:p>
      <text:p text:style-name="P9"><text:span text:style-name="T2"><text:tab/>Rejet et condamnation des "traditionnalistes" :</text:span></text:p>
      <text:p text:style-name="P9"><text:span text:style-name="T2"><text:tab/><text:tab/>Thucydide</text:span></text:p>
      <text:p text:style-name="P9"><text:span text:style-name="T2"><text:tab/><text:tab/>Aristophane : </text:span><text:span text:style-name="T1">Les Cavalier</text:span><text:span text:style-name="T2"> (424)</text:span></text:p>
      <text:p text:style-name="P10"><text:span text:style-name="T2">Un équilibre des forces ?</text:span></text:p>
      <text:p text:style-name="P10"><text:span text:style-name="T2"><text:tab/>Échec des invasions de l'Attique</text:span></text:p>
      <text:p text:style-name="P10"><text:span text:style-name="T2"><text:tab/>Défaite spartiates à Pylos : 425</text:span></text:p>
      <text:p text:style-name="P10"><text:span text:style-name="T2"><text:tab/><text:tab/>120 Spartiates prisionniers : otages</text:span></text:p>
      <text:p text:style-name="P10"><text:span text:style-name="T2"/></text:p>
      <text:p text:style-name="P11"><text:span text:style-name="T2">puis <text:tab/>Succès spartiates dans le nord de l'Egée (Brasidas) : mort de Brasidas et de Cléon</text:span></text:p>
      <text:p text:style-name="P11"><text:span text:style-name="T2"><text:tab/><text:tab/>Paix de Nicias : statu quo de 431 (trève)</text:span></text:p>
      <text:p text:style-name="P11"><text:span text:style-name="T2"><text:tab/><text:tab/>une victoire athénienne </text:span><text:span text:style-name="T7">(spartiates ont échoués à briser impérialisme athénien)</text:span></text:p>
      <text:p text:style-name="P11"><text:span text:style-name="T7"/></text:p>
      <text:p text:style-name="P12"><text:span text:style-name="T7">I.</text:span><text:span text:style-name="T2">B.</text:span></text:p>
      <text:p text:style-name="P12"><text:span text:style-name="T2">De la Sicile à la l'Ionie et aux Détroits (415-404)</text:span></text:p>
      <text:p text:style-name="P12"><text:span text:style-name="T2"><text:tab/>Une paix "armée brisée par</text:span></text:p>
      <text:p text:style-name="P12"><text:span text:style-name="T2"><text:tab/>Expédition de Sicile (415-413) par Athéniens pour richesse</text:span><text:span text:style-name="T8">s</text:span><text:span text:style-name="T2"> Sicile</text:span></text:p>
      <text:p text:style-name="P12"><text:span text:style-name="T2"><text:tab/><text:tab/>Alcibiade / Nicias </text:span><text:span text:style-name="T9">(neveu Périclés)</text:span></text:p>
      <text:p text:style-name="P12"><text:span text:style-name="T2"><text:tab/>désastre athénien à Syracuse</text:span></text:p>
      <text:p text:style-name="P12"><text:span text:style-name="T2"/></text:p>
      <text:p text:style-name="Text_20_body"><text:bookmark text:name="La_guerre_de_D.C3.A9c.C3.A9lie_.28412-404.29"/>La guerre de Décélie (412-404)</text:p>
      <text:p text:style-name="P5"><text:tab/>blocus terrestre d'Athènes par les Lacédémoniens dès 412 </text:p>
      <text:p text:style-name="P5"><text:tab/><text:span text:style-name="T23">dure toute l'année (première invasion continue)</text:span></text:p>
      <text:p text:style-name="P5"><text:tab/><text:span text:style-name="T24">pertes ressources non-accessibles</text:span></text:p>
      <text:p text:style-name="P13"><text:soft-page-break/>La "guerre d'Ionie"</text:p>
      <text:p text:style-name="P13"><text:tab/>Révoltes multiples des alliés d'Athènes</text:p>
      <text:p text:style-name="P26"><text:tab/>Alliance Sparte / Perse : "l'or perse" / <text:span text:style-name="T25">à partir de 412 perses finances flôtes spartiate et <text:tab/>fournis rameurs</text:span></text:p>
      <text:p text:style-name="P13"><text:tab/><text:span text:style-name="T25">Deal avec </text:span>Lysandre<text:span text:style-name="T25">(chef flôte)</text:span> / Cyrus<text:span text:style-name="T25">(fils roi perse)</text:span></text:p>
      <text:p text:style-name="P13"><text:tab/>Secousses à Athènes : la "révolution oligarchique" de 411</text:p>
      <text:p text:style-name="P12"><text:span text:style-name="T2"/></text:p>
      <text:p text:style-name="P14"><text:span text:style-name="T2">I.B.</text:span></text:p>
      <text:p text:style-name="P14"><text:span text:style-name="T2">La fin</text:span></text:p>
      <text:p text:style-name="P15"><text:span text:style-name="T2"><text:tab/>-Les Arginuses (406) (8 généraux sur 10 éxécutés pour incompétance d'avoir repécher corps)</text:span></text:p>
      <text:p text:style-name="P14"><text:span text:style-name="T2"><text:tab/>-Aigos Potamoi (405)</text:span></text:p>
      <text:p text:style-name="P14"><text:span text:style-name="T2"><text:tab/>-le siège et la capitulation d'Athènes (404)</text:span></text:p>
      <text:p text:style-name="P14"><text:span text:style-name="T2"><text:tab/>-destruction de la flotte, des Longs-Murs, de la Ligue de Délos, de la démoratie</text:span></text:p>
      <text:p text:style-name="P14"><text:span text:style-name="T2"/></text:p>
      <text:p text:style-name="P16"><text:span text:style-name="T2">II.</text:span></text:p>
      <text:p text:style-name="P16"><text:span text:style-name="T2">Problème</text:span><text:span text:style-name="T10">s</text:span><text:span text:style-name="T2"> historiques autour </text:span><text:span text:style-name="T10">d</text:span><text:span text:style-name="T2">e la guerre du Péloponnèse</text:span></text:p>
      <text:p text:style-name="P16"><text:span text:style-name="T2"/></text:p>
      <text:p text:style-name="P17"><text:span text:style-name="T2">A.</text:span></text:p>
      <text:p text:style-name="P17"><text:span text:style-name="T2">Les causes de la guerre</text:span></text:p>
      <text:p text:style-name="P17"><text:span text:style-name="T2"><text:tab/>Interrogation dès l'Antiquté : les explications de Thucydide : causes immédiates et causes <text:tab/>profondes</text:span></text:p>
      <text:p text:style-name="P17"><text:span text:style-name="T2"/></text:p>
      <text:p text:style-name="P17"><text:span text:style-name="T2">Pour Thucydide, la guerre est inévitable en raison de la montée de l'impérialisme athénien dans le cadre de la ligue de Délos. </text:span></text:p>
      <text:p text:style-name="P16"><text:span text:style-name="T2"/></text:p>
      <text:p text:style-name="P18"><text:span text:style-name="T2">II.A.</text:span></text:p>
      <text:p text:style-name="P18"><text:span text:style-name="T2">Spartes a des alliés de plus en plus menacés paar l'impérialisme athénien</text:span></text:p>
      <text:p text:style-name="P18"><text:span text:style-name="T2"><text:tab/>crainte de leur défection</text:span></text:p>
      <text:p text:style-name="P18"><text:span text:style-name="T2"><text:tab/>hésitation : guerre ou pas ?</text:span></text:p>
      <text:p text:style-name="P18"><text:span text:style-name="T2"><text:tab/>Deux attitudes : </text:span></text:p>
      <text:p text:style-name="P18"><text:span text:style-name="T2"><text:tab/><text:tab/>roi Archidamos (il faut attendre en s'armant) / éphore Sthénélaïdas (fight now)</text:span></text:p>
      <text:p text:style-name="P18"><text:span text:style-name="T2"/></text:p>
      <text:p text:style-name="P19"><text:span text:style-name="T2">Intransigeance athénienne. Le rôle de Périclès (si on concède un peu c'est djà trop)</text:span></text:p>
      <text:p text:style-name="P19"><text:span text:style-name="T2"><text:tab/>Certitude de la supériorité militaire de leur cité.</text:span></text:p>
      <text:p text:style-name="P19"><text:span text:style-name="T2">&gt;&gt;Heurt de deux hégémonies</text:span></text:p>
      <text:p text:style-name="P19"><text:span text:style-name="T2"/></text:p>
      <text:p text:style-name="P20"><text:span text:style-name="T2">Les causes immédiates (et secondaires)</text:span></text:p>
      <text:p text:style-name="P20"><text:span text:style-name="T2"/></text:p>
      <text:p text:style-name="P20"><text:span text:style-name="T2"><text:tab/></text:span><text:span text:style-name="T11">-</text:span><text:span text:style-name="T2">Epidamne (colonie de Corinthe) vs Corcyre (alliée d'Athènes)<text:tab/>les corinthien perdent</text:span></text:p>
      <text:p text:style-name="P20"><text:span text:style-name="T2">Corinthe, la plus peuplée de la péninsule après Athènes, menace de créer sa propre ligue si les Lacédémoniens ne s'opposent pas activement à leur rivale.</text:span></text:p>
      <text:p text:style-name="P20"><text:span text:style-name="T2"/></text:p>
      <text:p text:style-name="P21"><text:span text:style-name="T2"><text:tab/>-Potidée (colonie corinthienne), depuis fin guerre medique en possession d'Athènes</text:span></text:p>
      <text:p text:style-name="P21"><text:span text:style-name="T2">assurre première étape pour transert bois de construction vers Athènes.</text:span></text:p>
      <text:p text:style-name="P21"><text:span text:style-name="T2">431 : Potide se rebèle contre Athènes, athèniens assiège la cité qui demande aide corinthe (tjs bloqué à l'Est). Après 2 ans de sièges Potidée se rends.</text:span></text:p>
      <text:p text:style-name="P21"><text:span text:style-name="T2"/></text:p>
      <text:p text:style-name="P21"><text:span text:style-name="T2"><text:tab/></text:span><text:span text:style-name="T12">-Mégare : le "décret mégarien" (Mégare juste à côté Corinthe, possédé Salamine jusqu'à guerre vs Perse où Athène l'annexe) Athènes veut faire rentrer Mégare dans Ligue Délos en leur blocant tout échanges sur marhés athéniens (qui les entourent completement) .</text:span></text:p>
      <text:p text:style-name="P21"><text:span text:style-name="T12"/></text:p>
      <text:p text:style-name="P21"><text:span text:style-name="T12"/></text:p>
      <text:p text:style-name="P22"><text:soft-page-break/><text:span text:style-name="T12">I</text:span><text:span text:style-name="T2">I.B.</text:span></text:p>
      <text:p text:style-name="P22"><text:span text:style-name="T2">Importance guerre du Péloponnèse dans le processus historique</text:span></text:p>
      <text:p text:style-name="P22"><text:span text:style-name="T2"/></text:p>
      <text:p text:style-name="P22"><text:span text:style-name="T2"><text:tab/>fin du V° siècle et de l'apogée de la Grèc ? </text:span><text:span text:style-name="T13">(reconstruction moderne architecture parthénon prends le devant / édifices du V° s le reste et en arrière plan ou jugé moins important)</text:span></text:p>
      <text:p text:style-name="P22"><text:span text:style-name="T2"><text:tab/>Notions d'apogée et de déclin / décadence / déchéance ? </text:span><text:span text:style-name="T14">Platon et Aristote serait donc produits de la décadence.</text:span></text:p>
      <text:p text:style-name="P22"><text:span text:style-name="T14"/></text:p>
      <text:p text:style-name="P23"><text:span text:style-name="T14">C</text:span><text:span text:style-name="T2">hangements :</text:span></text:p>
      <text:p text:style-name="P23"><text:span text:style-name="T2"><text:tab/>la guerre : lon</text:span><text:span text:style-name="T15">g</text:span><text:span text:style-name="T2">ue et permanente : 431-421 et 415-404, une guerre totale + meurtrière : massacres de Platées (427), Skionès, Mendès (422), Mélos(416) / asservissement et exécutions de prisonniers : Syracuse (413) -Aigos Potamoi (405)</text:span></text:p>
      <text:p text:style-name="P23"><text:span text:style-name="T2"><text:tab/>"</text:span><text:span text:style-name="T16">brutalisation" des esprits</text:span></text:p>
      <text:p text:style-name="P23"><text:span text:style-name="T16"><text:tab/></text:span><text:span text:style-name="T17">-on fait appel à des mercenaires / le mercenariat</text:span></text:p>
      <text:p text:style-name="P23"><text:span text:style-name="T17"><text:tab/>-rôle accru des généraux : dévelloppement de la tactique militaire / </text:span><text:span text:style-name="T18">personnification de la victoire. Telle ou telle bataile a été gagnée par tel ou tel général</text:span></text:p>
      <text:p text:style-name="P23"><text:span text:style-name="T18"><text:tab/></text:span><text:span text:style-name="T19">-crise morale</text:span></text:p>
      <text:p text:style-name="P23"><text:span text:style-name="T19"><text:tab/><text:tab/>"peste" : purification de Délos </text:span><text:span text:style-name="T20">(pour pardon Apollon qui est "responsable" maladie)</text:span></text:p>
      <text:p text:style-name="P23"><text:span text:style-name="T19"><text:tab/><text:tab/>mutilation des hermès : le sacrilège </text:span></text:p>
      <text:p text:style-name="P24"><text:span text:style-name="T2">(Alcibiade vs Nicias le pieux)</text:span></text:p>
      <text:p text:style-name="P24"><text:span text:style-name="T2"><text:tab/></text:span><text:span text:style-name="T21">-crise de conscience </text:span></text:p>
      <text:p text:style-name="P24"><text:span text:style-name="T21"><text:tab/><text:tab/>offencive de l'impiété / Critias, Alcibiades, élèves de Socrates</text:span></text:p>
      <text:p text:style-name="P24"><text:span text:style-name="T21"><text:tab/><text:tab/>remise en cause de la démocratie</text:span></text:p>
      <text:p text:style-name="P24"><text:span text:style-name="T21"><text:tab/><text:tab/><text:tab/>411 : échec</text:span></text:p>
      <text:p text:style-name="P24"><text:span text:style-name="T21"><text:tab/><text:tab/><text:tab/>403 : "coup d'Etat" oligarchique et guerre civile</text:span></text:p>
      <text:p text:style-name="P24"><text:span text:style-name="T21"><text:tab/><text:tab/><text:tab/>"les Trente" </text:span><text:span text:style-name="T22">(installés par les Spartiates aprèsleur victoire sont vu comme les <text:tab/><text:tab/><text:tab/>30 tyrants)</text:span></text:p>
      <text:p text:style-name="P24"><text:span text:style-name="T22"/></text:p>
      <text:p text:style-name="P25"><text:span text:style-name="T22">4</text:span><text:span text:style-name="T2">03 : retour à la normale ?</text:span></text:p>
      <text:p text:style-name="P25"><text:span text:style-name="T2">L'équilibre né des guerres médiques a été rompu : </text:span></text:p>
      <text:p text:style-name="P25"><text:span text:style-name="T2"><text:tab/>nouvel équilibre (Sparte/Athène/Perse/Thèbes/Macédoine)</text:span></text:p>
      <text:p text:style-name="P25"><text:span text:style-name="T2">Prise de conscience un monde nouveau tardive = Le "fantôme de l'empire" (athéniens se croient destinés à gouverner le mon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5M43S</meta:editing-duration>
    <meta:editing-cycles>44</meta:editing-cycles>
    <meta:generator>LibreOffice/5.3.6.1$Windows_x86 LibreOffice_project/686f202eff87ef707079aeb7f485847613344eb7</meta:generator>
    <dc:date>2017-11-13T12:20:44.463000000</dc:date>
    <meta:document-statistic meta:table-count="0" meta:image-count="0" meta:object-count="0" meta:page-count="3" meta:paragraph-count="91" meta:word-count="811" meta:character-count="5262" meta:non-whitespace-character-count="4461"/>
    <meta:user-defined meta:name="Info 1"/>
    <meta:user-defined meta:name="Info 2"/>
    <meta:user-defined meta:name="Info 3"/>
    <meta:user-defined meta:name="Info 4"/>
  </office:meta>
</office:document-meta>
</file>